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7826"/>
    </style:style>
    <style:style style:name="P2" style:family="paragraph" style:parent-style-name="Preformatted_20_Text">
      <style:text-properties fo:color="#007826" fo:font-weight="bold" style:font-weight-asian="bold" style:font-weight-complex="bold"/>
    </style:style>
    <style:style style:name="P3" style:family="paragraph" style:parent-style-name="Preformatted_20_Text">
      <style:text-properties fo:color="#007826" fo:font-weight="normal" style:font-weight-asian="normal" style:font-weight-complex="normal"/>
    </style:style>
    <style:style style:name="P4" style:family="paragraph" style:parent-style-name="Preformatted_20_Text">
      <style:text-properties fo:color="#007826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007826" fo:font-weight="normal" style:font-weight-asian="normal" style:font-weight-complex="normal"/>
    </style:style>
    <style:style style:name="T5" style:family="text">
      <style:text-properties fo:color="#007826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7826"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Exercise 10</text:p>
      <text:p text:style-name="P2">// Move this variable to a json file and load the data in this js</text:p>
      <text:p text:style-name="Preformatted_20_Text"/>
      <text:p text:style-name="Preformatted_20_Text">var products = [</text:p>
      <text:p text:style-name="Preformatted_20_Text"><text:s text:c="4"/>{</text:p>
      <text:p text:style-name="Preformatted_20_Text"><text:s text:c="8"/>id: 1,</text:p>
      <text:p text:style-name="Preformatted_20_Text"><text:s text:c="8"/>name: 'cooking oil',</text:p>
      <text:p text:style-name="Preformatted_20_Text"><text:s text:c="8"/>price: 10.5,</text:p>
      <text:p text:style-name="Preformatted_20_Text"><text:s text:c="8"/>type: 'grocery',</text:p>
      <text:p text:style-name="Preformatted_20_Text"><text:s text:c="8"/>offer: {</text:p>
      <text:p text:style-name="Preformatted_20_Text"><text:s text:c="12"/>number: 0.5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2,</text:p>
      <text:p text:style-name="Preformatted_20_Text"><text:s text:c="8"/>name: 'Pasta',</text:p>
      <text:p text:style-name="Preformatted_20_Text"><text:s text:c="8"/>price: 6.25,</text:p>
      <text:p text:style-name="Preformatted_20_Text"><text:s text:c="8"/>type: 'grocery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3,</text:p>
      <text:p text:style-name="Preformatted_20_Text"><text:s text:c="8"/>name: 'Instant cupcake mixture',</text:p>
      <text:p text:style-name="Preformatted_20_Text"><text:s text:c="8"/>price: 5,</text:p>
      <text:p text:style-name="Preformatted_20_Text"><text:s text:c="8"/>type: 'grocery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.33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4,</text:p>
      <text:p text:style-name="Preformatted_20_Text"><text:s text:c="8"/>name: 'All-in-one',</text:p>
      <text:p text:style-name="Preformatted_20_Text"><text:s text:c="8"/>price: 260,</text:p>
      <text:p text:style-name="Preformatted_20_Text"><text:s text:c="8"/>type: 'beauty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5,</text:p>
      <text:p text:style-name="Preformatted_20_Text"><text:s text:c="8"/>name: 'Zero Make-up Kit',</text:p>
      <text:p text:style-name="Preformatted_20_Text"><text:s text:c="8"/>price: 20.5,</text:p>
      <text:p text:style-name="Preformatted_20_Text"><text:s text:c="8"/>type: 'beauty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6,</text:p>
      <text:p text:style-name="Preformatted_20_Text"><text:s text:c="8"/>name: 'Lip Tints',</text:p>
      <text:p text:style-name="Preformatted_20_Text"><text:s text:c="8"/>price: 12.75,</text:p>
      <text:p text:style-name="Preformatted_20_Text"><text:s text:c="8"/>type: 'beauty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oft-page-break/><text:s text:c="4"/>{</text:p>
      <text:p text:style-name="Preformatted_20_Text"><text:s text:c="8"/>id: 7,</text:p>
      <text:p text:style-name="Preformatted_20_Text"><text:s text:c="8"/>name: 'Lawn Dress',</text:p>
      <text:p text:style-name="Preformatted_20_Text"><text:s text:c="8"/>price: 15,</text:p>
      <text:p text:style-name="Preformatted_20_Text"><text:s text:c="8"/>type: 'clothes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8,</text:p>
      <text:p text:style-name="Preformatted_20_Text"><text:s text:c="8"/>name: 'Lawn-Chiffon Combo',</text:p>
      <text:p text:style-name="Preformatted_20_Text"><text:s text:c="8"/>price: 19.99,</text:p>
      <text:p text:style-name="Preformatted_20_Text"><text:s text:c="8"/>type: 'clothes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,</text:p>
      <text:p text:style-name="Preformatted_20_Text"><text:s text:c="4"/>{</text:p>
      <text:p text:style-name="Preformatted_20_Text"><text:s text:c="8"/>id: 9,</text:p>
      <text:p text:style-name="Preformatted_20_Text"><text:s text:c="8"/>name: 'Toddler Frock',</text:p>
      <text:p text:style-name="Preformatted_20_Text"><text:s text:c="8"/>price: 9.99,</text:p>
      <text:p text:style-name="Preformatted_20_Text"><text:s text:c="8"/>type: 'clothes',</text:p>
      <text:p text:style-name="Preformatted_20_Text"><text:s text:c="8"/>offer: {</text:p>
      <text:p text:style-name="Preformatted_20_Text"><text:s text:c="12"/>number: 0,</text:p>
      <text:p text:style-name="Preformatted_20_Text"><text:s text:c="12"/>percent:0</text:p>
      <text:p text:style-name="Preformatted_20_Text"><text:s text:c="8"/>}</text:p>
      <text:p text:style-name="Preformatted_20_Text"><text:s text:c="4"/>}</text:p>
      <text:p text:style-name="Preformatted_20_Text">]</text:p>
      <text:p text:style-name="Preformatted_20_Text">var cartList = [];</text:p>
      <text:p text:style-name="Preformatted_20_Text">var cart = [];</text:p>
      <text:p text:style-name="Preformatted_20_Text">var subtotal = {</text:p>
      <text:p text:style-name="Preformatted_20_Text"><text:s text:c="4"/>grocery: {</text:p>
      <text:p text:style-name="Preformatted_20_Text"><text:s text:c="8"/>value: 0, </text:p>
      <text:p text:style-name="Preformatted_20_Text"><text:s text:c="8"/>discount: 0</text:p>
      <text:p text:style-name="Preformatted_20_Text"><text:s text:c="4"/>},</text:p>
      <text:p text:style-name="Preformatted_20_Text"><text:s text:c="4"/>beauty: {</text:p>
      <text:p text:style-name="Preformatted_20_Text"><text:s text:c="8"/>value: 0, </text:p>
      <text:p text:style-name="Preformatted_20_Text"><text:s text:c="8"/>discount: 0</text:p>
      <text:p text:style-name="Preformatted_20_Text"><text:s text:c="4"/>},</text:p>
      <text:p text:style-name="Preformatted_20_Text"><text:s text:c="4"/>clothes: {</text:p>
      <text:p text:style-name="Preformatted_20_Text"><text:s text:c="8"/>value: 0, </text:p>
      <text:p text:style-name="Preformatted_20_Text"><text:s text:c="8"/>discount: 0</text:p>
      <text:p text:style-name="Preformatted_20_Text"><text:s text:c="4"/>},</text:p>
      <text:p text:style-name="Preformatted_20_Text">};</text:p>
      <text:p text:style-name="Preformatted_20_Text">var total = 0;</text:p>
      <text:p text:style-name="Preformatted_20_Text"/>
      <text:p text:style-name="P2">// Exercise 1</text:p>
      <text:p text:style-name="Preformatted_20_Text">function buy(id) {</text:p>
      <text:p text:style-name="Preformatted_20_Text"><text:s text:c="4"/>for (let i=0; i&lt;products.length; i++){</text:p>
      <text:p text:style-name="Preformatted_20_Text"><text:s text:c="8"/>const product = products[i];</text:p>
      <text:p text:style-name="Preformatted_20_Text"><text:s text:c="8"/>if (id==product.id){</text:p>
      <text:p text:style-name="Preformatted_20_Text"><text:s text:c="12"/>cartList.push(product);</text:p>
      <text:p text:style-name="Preformatted_20_Text"><text:s text:c="8"/>}</text:p>
      <text:p text:style-name="Preformatted_20_Text"><text:s text:c="4"/>} <text:s text:c="2"/></text:p>
      <text:p text:style-name="Preformatted_20_Text"><text:s text:c="4"/>console.log(cartList);</text:p>
      <text:p text:style-name="Preformatted_20_Text">}</text:p>
      <text:p text:style-name="Preformatted_20_Text"/>
      <text:p text:style-name="P2">// Exercise 2</text:p>
      <text:p text:style-name="Preformatted_20_Text">function cleanCart() {</text:p>
      <text:p text:style-name="Preformatted_20_Text"><text:s text:c="4"/>cartList = [];</text:p>
      <text:p text:style-name="Preformatted_20_Text"><text:s text:c="4"/>cart = [];</text:p>
      <text:p text:style-name="Preformatted_20_Text"><text:soft-page-break/>}</text:p>
      <text:p text:style-name="Preformatted_20_Text"/>
      <text:p text:style-name="P2">// Exercise 3</text:p>
      <text:p text:style-name="Preformatted_20_Text">function calculateSubtotals() {</text:p>
      <text:p text:style-name="Preformatted_20_Text"><text:s text:c="4"/></text:p>
      <text:p text:style-name="Preformatted_20_Text"><text:s text:c="4"/>for (let i=0; i &lt; cartList.length; i++){</text:p>
      <text:p text:style-name="Preformatted_20_Text"><text:s text:c="8"/>const product = cartList[i];</text:p>
      <text:p text:style-name="Preformatted_20_Text"><text:s text:c="12"/>const type= product.type;</text:p>
      <text:p text:style-name="Preformatted_20_Text"><text:s text:c="12"/>const price= product.price;</text:p>
      <text:p text:style-name="Preformatted_20_Text"><text:s text:c="8"/></text:p>
      <text:p text:style-name="Preformatted_20_Text"><text:s text:c="8"/>if (type=="grocery"){</text:p>
      <text:p text:style-name="Preformatted_20_Text"><text:s text:c="12"/>subtotal.grocery.value= subtotal.grocery.value + price; <text:span text:style-name="T3">// +=price</text:span></text:p>
      <text:p text:style-name="Preformatted_20_Text"><text:s text:c="8"/>}</text:p>
      <text:p text:style-name="Preformatted_20_Text"><text:s text:c="8"/>if (type=="beauty"){</text:p>
      <text:p text:style-name="Preformatted_20_Text"><text:s text:c="12"/>subtotal.beauty.value= subtotal.grocery.value + price; <text:span text:style-name="T2">// +=price</text:span></text:p>
      <text:p text:style-name="Preformatted_20_Text"><text:s text:c="8"/>}</text:p>
      <text:p text:style-name="Preformatted_20_Text"><text:s text:c="8"/>if (type=="clothes"){</text:p>
      <text:p text:style-name="Preformatted_20_Text"><text:s text:c="12"/>subtotal.clothes.value= subtotal.grocery.value + price; <text:span text:style-name="T2">// +=price</text:span></text:p>
      <text:p text:style-name="Preformatted_20_Text"><text:s text:c="8"/>}</text:p>
      <text:p text:style-name="Preformatted_20_Text"><text:s text:c="4"/>}</text:p>
      <text:p text:style-name="Preformatted_20_Text"><text:s text:c="4"/>console.log(subtotal);</text:p>
      <text:p text:style-name="Preformatted_20_Text"><text:s text:c="2"/><text:span text:style-name="T9"><text:s text:c="2"/></text:span><text:span text:style-name="T6">// 1. Create a for loop on the "cartList" array </text:span></text:p>
      <text:p text:style-name="P4"><text:s text:c="4"/>// 2. Implement inside the loop an if...else or switch...case to add the quantities of each type of product, obtaining the subtotals: subtotalGrocery, subtotalBeauty and subtotalClothes</text:p>
      <text:p text:style-name="Preformatted_20_Text">}</text:p>
      <text:p text:style-name="Preformatted_20_Text"/>
      <text:p text:style-name="P2">// Exercise 4</text:p>
      <text:p text:style-name="Preformatted_20_Text">function calculateTotal() {</text:p>
      <text:p text:style-name="Preformatted_20_Text"><text:s text:c="2"/><text:span text:style-name="T7"><text:s text:c="2"/></text:span><text:span text:style-name="T4">// Calculate total price of the cart either using the "cartList" array</text:span></text:p>
      <text:p text:style-name="P3"><text:s text:c="4"/>// NO fer-ho així: var total = subtotal.grocery.value + subtotal.beauty.value + subtotal.clothes.value.</text:p>
      <text:p text:style-name="Preformatted_20_Text"/>
      <text:p text:style-name="Preformatted_20_Text"><text:s text:c="4"/><text:span text:style-name="T3">/////// <text:s/>--- Bucle FOR...IN --- <text:s text:c="2"/>////////</text:span></text:p>
      <text:p text:style-name="Preformatted_20_Text"><text:s text:c="4"/>for (let categoria in subtotal) {</text:p>
      <text:p text:style-name="Preformatted_20_Text"><text:s text:c="8"/>let totalProvisional= subtotal[categoria].value;</text:p>
      <text:p text:style-name="Preformatted_20_Text"><text:s text:c="12"/>total= total + totalProvisional;</text:p>
      <text:p text:style-name="Preformatted_20_Text"><text:s text:c="6"/>}</text:p>
      <text:p text:style-name="Preformatted_20_Text"><text:s text:c="4"/>console.log(total);</text:p>
      <text:p text:style-name="Preformatted_20_Text">}</text:p>
      <text:p text:style-name="Preformatted_20_Text"/>
      <text:p text:style-name="P2">// Exercise 5</text:p>
      <text:p text:style-name="Preformatted_20_Text">function generateCart() {</text:p>
      <text:p text:style-name="Preformatted_20_Text"><text:s text:c="5"/></text:p>
      <text:p text:style-name="Preformatted_20_Text"><text:s text:c="4"/>for (let i=0; i&lt;cartList.length;i++){ <text:span text:style-name="T3">//Recorre toda la lista de la compra</text:span></text:p>
      <text:p text:style-name="Preformatted_20_Text"><text:s text:c="8"/>const product=cartList[i]; </text:p>
      <text:p text:style-name="Preformatted_20_Text"><text:s text:c="8"/>let found=false;</text:p>
      <text:p text:style-name="Preformatted_20_Text"><text:s text:c="12"/>for (let j=0; j&lt;cart.length; j++){ <text:span text:style-name="T3">//Recorre el CartList</text:span></text:p>
      <text:p text:style-name="Preformatted_20_Text"><text:s text:c="16"/>var cartProduct=cart[j];</text:p>
      <text:p text:style-name="Preformatted_20_Text"><text:s text:c="16"/>if (product.id===cartProduct.id){ <text:span text:style-name="T3">//Si encuentra el id, añade 1</text:span></text:p>
      <text:p text:style-name="Preformatted_20_Text"><text:s text:c="20"/>found=true;</text:p>
      <text:p text:style-name="Preformatted_20_Text"><text:s text:c="20"/>cartProduct.quantity++;</text:p>
      <text:p text:style-name="Preformatted_20_Text"><text:s text:c="20"/>cartProduct.subtotal = cartProduct.quantity * <text:tab/><text:tab/><text:tab/><text:tab/><text:tab/><text:tab/>cartProduct.price;</text:p>
      <text:p text:style-name="Preformatted_20_Text"><text:s text:c="16"/>} </text:p>
      <text:p text:style-name="Preformatted_20_Text"><text:s text:c="12"/>}</text:p>
      <text:p text:style-name="Preformatted_20_Text"><text:s text:c="8"/>if (found==false){ <text:span text:style-name="T3">//Si no lo encuentra, la cantidad se queda en 1</text:span></text:p>
      <text:p text:style-name="Preformatted_20_Text"><text:s text:c="12"/>var cartProduct={ <text:span text:style-name="T3">//Generamos objeto con los datos del producto</text:span></text:p>
      <text:p text:style-name="Preformatted_20_Text"><text:s text:c="16"/>id: product.id,</text:p>
      <text:p text:style-name="Preformatted_20_Text"><text:s text:c="16"/>name: product.name,</text:p>
      <text:p text:style-name="Preformatted_20_Text"><text:s text:c="16"/>price: product.price,</text:p>
      <text:p text:style-name="Preformatted_20_Text"><text:s text:c="16"/>type: product.type,</text:p>
      <text:p text:style-name="Preformatted_20_Text"><text:s text:c="16"/>quantity: 1,</text:p>
      <text:p text:style-name="Preformatted_20_Text"><text:s text:c="16"/>subtotal: product.price,</text:p>
      <text:p text:style-name="Preformatted_20_Text"><text:soft-page-break/><text:s text:c="16"/>offer: product.offer,</text:p>
      <text:p text:style-name="Preformatted_20_Text"><text:s text:c="16"/>subtotalWithDiscount: 0</text:p>
      <text:p text:style-name="Preformatted_20_Text"><text:s text:c="16"/>}</text:p>
      <text:p text:style-name="Preformatted_20_Text"><text:s text:c="16"/></text:p>
      <text:p text:style-name="Preformatted_20_Text"><text:s text:c="8"/>cart.push(cartProduct); <text:span text:style-name="T3">//Añadimos el producto con sus datos en el Cart</text:span></text:p>
      <text:p text:style-name="Preformatted_20_Text"><text:s text:c="8"/>}</text:p>
      <text:p text:style-name="Preformatted_20_Text"><text:s text:c="4"/>}</text:p>
      <text:p text:style-name="Preformatted_20_Text"><text:s text:c="4"/>console.log(cart);</text:p>
      <text:p text:style-name="Preformatted_20_Text">}</text:p>
      <text:p text:style-name="Preformatted_20_Text"/>
      <text:p text:style-name="Preformatted_20_Text"/>
      <text:p text:style-name="P2">// Exercise 6</text:p>
      <text:p text:style-name="Preformatted_20_Text">function applyPromotionsCart() { </text:p>
      <text:p text:style-name="Preformatted_20_Text"><text:s text:c="4"/><text:span text:style-name="T3">//*** VERSION PRIMITIVA ***/:</text:span></text:p>
      <text:p text:style-name="Preformatted_20_Text"><text:s text:c="4"/><text:span text:style-name="T2">/*for (i=0; i&lt;cart.length; i++){ </text:span><text:span text:style-name="T3">// Recorrer Cart </text:span></text:p>
      <text:p text:style-name="P1"><text:s text:c="8"/>const cartProd= cart[i];</text:p>
      <text:p text:style-name="P1"/>
      <text:p text:style-name="P1"><text:s text:c="8"/>if (cartProd.id==1 &amp;&amp; cartProd.quantity&gt;=3){</text:p>
      <text:p text:style-name="P1"><text:s text:c="12"/>cart[i].discount=0.5;</text:p>
      <text:p text:style-name="P1"><text:s text:c="12"/>cartProd.subtotalWithDiscount= (cartProd.subtotal)-((cartProd.discount)*cartProd.quantity);</text:p>
      <text:p text:style-name="P1"/>
      <text:p text:style-name="P1"><text:s text:c="12"/><text:span text:style-name="T1">//Mostrar precio con y sin descuento:</text:span></text:p>
      <text:p text:style-name="P1"><text:s text:c="12"/>console.log("Cooking oil: " + cartProd.subtotal + " eur-. Con descuento: " + cartProd.subtotalWithDiscount);</text:p>
      <text:p text:style-name="P1"><text:s text:c="8"/>} </text:p>
      <text:p text:style-name="P1"><text:s text:c="8"/>else if (cartProd.id==3 &amp;&amp; cartProd.quantity&gt;=10){</text:p>
      <text:p text:style-name="P1"><text:s text:c="12"/>cartProd.discount=(cartProd.subtotal/3);</text:p>
      <text:p text:style-name="P1"><text:s text:c="12"/>cartProd.subtotalWithDiscount= (cartProd.subtotal)-(cartProd.discount);</text:p>
      <text:p text:style-name="P1"/>
      <text:p text:style-name="P1"><text:s text:c="12"/><text:span text:style-name="T1">//Mostrar precio con y sin descuento:</text:span></text:p>
      <text:p text:style-name="P1"><text:s text:c="12"/>console.log("Pastís: " + cartProd.subtotal + " eur-. Con descuento: "+ cartProd.subtotalWithDiscount);</text:p>
      <text:p text:style-name="P1"><text:s text:c="8"/>}</text:p>
      <text:p text:style-name="P1"><text:s text:c="4"/>} */</text:p>
      <text:p text:style-name="Preformatted_20_Text"/>
      <text:p text:style-name="Preformatted_20_Text"><text:s text:c="4"/><text:span text:style-name="T3">//*** VERSION OK ***/:</text:span></text:p>
      <text:p text:style-name="Preformatted_20_Text"><text:s text:c="4"/>for (i=0; i&lt;cart.length; i++){ <text:span text:style-name="T3">// Recorrer Cart</text:span> </text:p>
      <text:p text:style-name="Preformatted_20_Text"><text:s text:c="8"/>const cartProd= cart[i];</text:p>
      <text:p text:style-name="Preformatted_20_Text"/>
      <text:p text:style-name="Preformatted_20_Text"><text:s text:c="8"/>if (cartProd.id==1 &amp;&amp; cartProd.quantity&gt;=3){</text:p>
      <text:p text:style-name="Preformatted_20_Text"><text:s text:c="12"/>cartProd.subtotalWithDiscount= (cartProd.subtotal)-((cartProd.offer.number)*cartProd.quantity);</text:p>
      <text:p text:style-name="Preformatted_20_Text"/>
      <text:p text:style-name="Preformatted_20_Text"><text:s text:c="12"/><text:span text:style-name="T3">//Mostrar precio con y sin descuento:</text:span></text:p>
      <text:p text:style-name="Preformatted_20_Text"><text:s text:c="12"/>console.log("Cooking oil: " + cartProd.subtotal + " eur-. Con descuento: " + cartProd.subtotalWithDiscount);</text:p>
      <text:p text:style-name="Preformatted_20_Text"><text:s text:c="8"/>} </text:p>
      <text:p text:style-name="Preformatted_20_Text"/>
      <text:p text:style-name="Preformatted_20_Text"><text:s text:c="8"/>else if (cartProd.id==3 &amp;&amp; cartProd.quantity&gt;=10){</text:p>
      <text:p text:style-name="Preformatted_20_Text"><text:s text:c="12"/>cartProd.subtotalWithDiscount= (cartProd.subtotal)-((cartProd.subtotal)*(cartProd.offer.percent));</text:p>
      <text:p text:style-name="Preformatted_20_Text"/>
      <text:p text:style-name="Preformatted_20_Text"><text:s text:c="12"/><text:span text:style-name="T3">//Mostrar precio con y sin descuento:</text:span></text:p>
      <text:p text:style-name="Preformatted_20_Text"><text:s text:c="12"/>console.log("Pastís: " + cartProd.subtotal + " eur-. Con descuento: " + cartProd.subtotalWithDiscount);</text:p>
      <text:p text:style-name="Preformatted_20_Text"><text:s text:c="8"/>}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2"><text:soft-page-break/>// Exercise 7</text:p>
      <text:p text:style-name="Preformatted_20_Text">function addToCart(id) {</text:p>
      <text:p text:style-name="Preformatted_20_Text"><text:s text:c="4"/>for (let i=0; i&lt;products.length; i++){ <text:s text:c="2"/><text:span text:style-name="T3">// probar *for...of* //</text:span></text:p>
      <text:p text:style-name="Preformatted_20_Text"/>
      <text:p text:style-name="Preformatted_20_Text"><text:s text:c="8"/>for (let j=0; j&lt;cart.length; j++){ <text:span text:style-name="T3">//Recorre el CartList</text:span></text:p>
      <text:p text:style-name="Preformatted_20_Text"/>
      <text:p text:style-name="Preformatted_20_Text"><text:s text:c="16"/>if (products[i].id===cart.products[i].id) { <text:span text:style-name="T3">//Suma 1</text:span></text:p>
      <text:p text:style-name="Preformatted_20_Text"><text:s text:c="20"/>cartProduct.quantity++;</text:p>
      <text:p text:style-name="Preformatted_20_Text"><text:s text:c="20"/>cartProduct.subtotal = cartProduct.quantity * <text:tab/><text:tab/><text:tab/><text:tab/><text:tab/><text:tab/>cartProduct.price;</text:p>
      <text:p text:style-name="Preformatted_20_Text"><text:s text:c="16"/>}</text:p>
      <text:p text:style-name="Preformatted_20_Text"><text:s text:c="16"/>else{ <text:span text:style-name="T3">//Deja 1</text:span></text:p>
      <text:p text:style-name="Preformatted_20_Text"><text:s text:c="20"/>var cartProduct={ /<text:span text:style-name="T3">/Generamos objeto con datos del producto</text:span></text:p>
      <text:p text:style-name="Preformatted_20_Text"><text:s text:c="24"/>id: products[i].id,</text:p>
      <text:p text:style-name="Preformatted_20_Text"><text:s text:c="24"/>name: products[i].name,</text:p>
      <text:p text:style-name="Preformatted_20_Text"><text:s text:c="24"/>price: products[i].price,</text:p>
      <text:p text:style-name="Preformatted_20_Text"><text:s text:c="24"/>type: products[i].type,</text:p>
      <text:p text:style-name="Preformatted_20_Text"><text:s text:c="24"/>quantity: 1,</text:p>
      <text:p text:style-name="Preformatted_20_Text"><text:s text:c="24"/>subtotal: products[i].price,</text:p>
      <text:p text:style-name="Preformatted_20_Text"><text:s text:c="24"/>offer: products[i].offer,</text:p>
      <text:p text:style-name="Preformatted_20_Text"><text:s text:c="24"/>subtotalWithDiscount: 0</text:p>
      <text:p text:style-name="Preformatted_20_Text"><text:s text:c="24"/>}</text:p>
      <text:p text:style-name="Preformatted_20_Text"><text:s text:c="16"/>}</text:p>
      <text:p text:style-name="Preformatted_20_Text"><text:s text:c="20"/></text:p>
      <text:p text:style-name="Preformatted_20_Text"><text:s text:c="12"/>cart.push(cartProduct); <text:span text:style-name="T3">//Añadimos el producto con sus datos en Cart</text:span></text:p>
      <text:p text:style-name="Preformatted_20_Text"><text:s text:c="12"/>}</text:p>
      <text:p text:style-name="Preformatted_20_Text"><text:s text:c="16"/></text:p>
      <text:p text:style-name="Preformatted_20_Text"><text:s text:c="8"/>} </text:p>
      <text:p text:style-name="Preformatted_20_Text"><text:s text:c="4"/>}</text:p>
      <text:p text:style-name="Preformatted_20_Text"/>
      <text:p text:style-name="Preformatted_20_Text"><text:s text:c="4"/><text:span text:style-name="T2">// Refactor previous code in order to simplify it </text:span></text:p>
      <text:p text:style-name="P1"><text:s text:c="4"/>// 1. Loop for to the array products to get the item to add to cart</text:p>
      <text:p text:style-name="P1"><text:s text:c="4"/>// 2. Add found product to the cart array or update its quantity in case it has been added previously.</text:p>
      <text:p text:style-name="P1"/>
      <text:p text:style-name="P1"><text:s text:c="4"/>// Podem eliminar ***buy()*** i ***generateCart()***, per a generar el carret en una única funció ***addToCart()***.</text:p>
      <text:p text:style-name="P1"/>
      <text:p text:style-name="P1"><text:s text:c="4"/>// hauràs de modificar també ***calculateSubtotals***, </text:p>
      <text:p text:style-name="P1"/>
      <text:p text:style-name="P2">// Exercise 8</text:p>
      <text:p text:style-name="Preformatted_20_Text">function removeFromCart(id) {</text:p>
      <text:p text:style-name="Preformatted_20_Text"><text:s text:c="4"/><text:span text:style-name="T2">// 1. Loop for to the array products to get the item to add to cart</text:span></text:p>
      <text:p text:style-name="P1"><text:s text:c="4"/>// 2. Add found product to the cartList array</text:p>
      <text:p text:style-name="Preformatted_20_Text">}</text:p>
      <text:p text:style-name="Preformatted_20_Text"/>
      <text:p text:style-name="P2">// Exercise 9</text:p>
      <text:p text:style-name="Preformatted_20_Text">function printCart() {</text:p>
      <text:p text:style-name="Preformatted_20_Text"><text:s text:c="4"/><text:span text:style-name="T2">// Fill the shopping cart modal manipulating the shopping cart dom</text:span></text:p>
      <text:p text:style-name="Preformatted_20_Text">}</text:p>
      <text:p text:style-name="Preformatted_20_Text"/>
      <text:p text:style-name="P2">// Para boton testeo</text:p>
      <text:p text:style-name="Preformatted_20_Text">function testAll() {</text:p>
      <text:p text:style-name="Preformatted_20_Text"><text:s text:c="4"/>calculateSubtotals();</text:p>
      <text:p text:style-name="Preformatted_20_Text"><text:s text:c="4"/>calculateTotal();</text:p>
      <text:p text:style-name="Preformatted_20_Text"><text:s text:c="4"/>applyPromotionsCart()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14T20:21:41</dc:date>
    <meta:generator>OpenOffice/4.1.9$Unix OpenOffice.org_project/419m1$Build-9805</meta:generator>
    <meta:document-statistic meta:table-count="0" meta:image-count="0" meta:object-count="0" meta:page-count="5" meta:paragraph-count="269" meta:word-count="837" meta:character-count="8063"/>
    <meta:editing-duration>PT9M8S</meta:editing-duration>
    <meta:editing-cycles>1</meta:editing-cycles>
  </office:meta>
</office:document-meta>
</file>